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Heading_20_3">
      <style:paragraph-properties fo:text-align="justify" style:justify-single-word="fals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Análisis para el desarrollo de una librería multiplataforma para la grabación de CD/DVD's (Linux, Mac OS X y Windows)</text:h>
      <text:p text:style-name="P2"/>
      <text:h text:style-name="P3" text:outline-level="2">Caso A: Cdrtools</text:h>
      <text:p text:style-name="P4">Cdrtools es una utilería de línea de comando multi-plataforma para la grabación de CD/DVD's.</text:p>
      <text:p text:style-name="P4">Cdrtools cuenta con dos programas llamados mkisofs y cdrecord que dan la funcionalidad completa de grabación, para la creación de un CD cotidiano es necesario el uso de ambos, es decir, copiar un conjunto de archivos a un CD es necesario primero crear una imagen ISO con mkisofs y después grabar la imagen creada con cdrecord (es la única forma de grabación mediante esta utilería).</text:p>
      <text:p text:style-name="P4">Un análisis a nivel más bajo de cada uno de ellas es el siguiente:</text:p>
      <text:p text:style-name="P4">mkisofs tiene el propósito de crear un sólo archivo (imagen ISO 9660/HFS/UDF) estándar para su posterior copiado a un disco.</text:p>
      <text:list text:style-name="L2">
        <text:list-item>
          <text:p text:style-name="P5">mkisofs(propiamente), utilería para la creación de imágenes de sistemas de archivos ISO 9660 y UDF.</text:p>
        </text:list-item>
        <text:list-item>
          <text:p text:style-name="P5">libhfs, librería para el manejo de sistemas de archivos HFS.</text:p>
        </text:list-item>
        <text:list-item>
          <text:p text:style-name="P5">libscg, librería de comunicación SCSI independiente del OS.</text:p>
        </text:list-item>
      </text:list>
      <text:p text:style-name="P4">y para cdrecord, lo siguiente:</text:p>
      <text:list text:style-name="L3">
        <text:list-item>
          <text:p text:style-name="P6">cdrecord, controladores para los dispositivos de grabación y utilería para la grabación de CD/DVD's.</text:p>
        </text:list-item>
        <text:list-item>
          <text:p text:style-name="P6">libedc, <text:s/>librería para el formateo de sectores de CD.</text:p>
        </text:list-item>
        <text:list-item>
          <text:p text:style-name="P6">libscg, librería de comunicación SCSI independiente del OS.</text:p>
        </text:list-item>
      </text:list>
      <text:p text:style-name="P4">Cdrtools está diseñada de tal forma que cada programa sea <text:s/>independiente por lo cual se vincula estáticamente y se agrega muchísimo código a cada programa para evitar el uso de más librerías por lo cual se vuelven programas grandes y complejos.</text:p>
      <text:p text:style-name="P4">Cdrtools fue desarrollado originalmente para el SunOS (BSD UNIX), y después extendido para muchos OS compatibles, incluyendo Linux, Mac OS X y Windows. En el caso de Linux y Windows hay bastantes problemas.</text:p>
      <text:p text:style-name="P4">El corazón de cdrtools es libscg el cual brinda las funciones de acceso a bajo nivel de los dispositivos, siendo esta el foco en la multiplataforma.</text:p>
      <text:p text:style-name="P4">El kernel de Linux es bastante distinto a los *BSD por lo que es necesario un conjunto de parches para el buen funcionamiento ademas de que hay cierta apatía del autor por esta opción ya que él mismo lo denomina el OS más incompatible para su utilería.</text:p>
      <text:p text:style-name="P4">Windows es totalmente incompatible con cdrtools pero existe una solución similar a libscg llamada ASPI con la cual hicieron un wrapper libscg-ASPI y lograron una migración funcional en Windows con varias limitantes por las carencias de los estándares POSIX en Windows.</text:p>
      <text:p text:style-name="P4">De nuestros tres OS, Mac OS X es el más compatible ya que esta basado en BSD y el mayor problema es su escritorio, Finder tiene una administración de volúmenes que tiene acceso exclusivo a ellos por lo cual cdrtools tiene problemas al tratar de tener acceso al dispositivo de grabación. En la versiones recientes de este OS brinda un IOKit para la realización de las tareas de acceso a bajo nivel como de las que se encarga libscg, por lo cual, para estas versiones del OS también existe un wrapper.</text:p>
      <text:h text:style-name="P3" text:outline-level="2">Caso B: Servicios propios de cada OS</text:h>
      <text:h text:style-name="P7" text:outline-level="3">Linux</text:h>
      <text:p text:style-name="P4">Linux no tiene un servicio propio para nuestro propósito pero hay un proyecto llamado cdrkit que es un fork de cdrtools creado por desarrolladores nativos de Linux y han dando un excelente soporte con lo cual han eliminado prácticamente los problemas que tenia cdrtools en esta plataforma.</text:p>
      <text:h text:style-name="P7" text:outline-level="3">Mac OS X</text:h>
      <text:p text:style-name="P4">Las versiones recientes de este OS cuenta con servicios propios para la realización de grabado de discos llamado Disc Recording Framework. Este framework te provee una API completa para realizar nuestros objetivos con cierta facilidad.</text:p>
      <text:h text:style-name="P7" text:outline-level="3">Windows</text:h>
      <text:p text:style-name="P4">En la versión de Windows XP se agregó la funcionalidad de grabación de discos dentro del shell de Windows llamada Image Mastering API (IMAPI), la cual es suficiente para completar nuestra meta.</text:p>
      <text:p text:style-name="P4"/>
      <text:p text:style-name="P4">Nota: Con claridad se ve que el reto es lograr hacer funcionar nuestra librería sobre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s" fo:country="MX"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Eddy Zavaleta</meta:initial-creator>
    <meta:creation-date>2007-06-11T06:00:11</meta:creation-date>
    <dc:creator>Eddy Zavaleta</dc:creator>
    <dc:date>2007-06-11T07:54:39</dc:date>
    <dc:language>es-MX</dc:language>
    <meta:editing-cycles>5</meta:editing-cycles>
    <meta:editing-duration>PT1H54M29S</meta:editing-duration>
    <meta:user-defined meta:name="Info 1"/>
    <meta:user-defined meta:name="Info 2"/>
    <meta:user-defined meta:name="Info 3"/>
    <meta:user-defined meta:name="Info 4"/>
    <meta:document-statistic meta:table-count="0" meta:image-count="0" meta:object-count="0" meta:page-count="2" meta:paragraph-count="27" meta:word-count="633" meta:character-count="3739"/>
  </office:meta>
</office:document-meta>
</file>